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473cm" fo:margin-left="-0.004cm" fo:margin-right="0.028cm" table:align="margins" style:writing-mode="lr-tb"/>
    </style:style>
    <style:style style:name="Table1.A" style:family="table-column">
      <style:table-column-properties style:column-width="1.981cm" style:rel-column-width="8973*"/>
    </style:style>
    <style:style style:name="Table1.B" style:family="table-column">
      <style:table-column-properties style:column-width="4.741cm" style:rel-column-width="21466*"/>
    </style:style>
    <style:style style:name="Table1.C" style:family="table-column">
      <style:table-column-properties style:column-width="7.751cm" style:rel-column-width="35096*"/>
    </style:style>
    <style:style style:name="Table1.1" style:family="table-row">
      <style:table-row-properties style:min-row-height="0.402cm"/>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C1" style:family="table-cell">
      <style:table-cell-properties style:vertical-align="top" fo:padding="0.101cm" fo:border="0.5pt solid #000000" style:writing-mode="lr-tb"/>
    </style:style>
    <style:style style:name="Table1.A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05pt solid #000000" fo:border-right="0.05pt solid #000000" fo:border-top="0.05pt solid #000000" fo:border-bottom="none" style:writing-mode="lr-tb"/>
    </style:style>
    <style:style style:name="Table1.A4" style:family="table-cell">
      <style:table-cell-properties style:vertical-align="top" fo:padding="0.101cm" fo:border-left="0.05pt solid #000000" fo:border-right="0.05pt solid #000000" fo:border-top="none" fo:border-bottom="none" style:writing-mode="lr-tb"/>
    </style:style>
    <style:style style:name="Table1.A6" style:family="table-cell">
      <style:table-cell-properties style:vertical-align="top" fo:padding="0.101cm" fo:border-left="0.05pt solid #000000" fo:border-right="0.05pt solid #000000" fo:border-top="none" fo:border-bottom="0.05pt solid #000000" style:writing-mode="lr-tb"/>
    </style:style>
    <style:style style:name="Table2" style:family="table">
      <style:table-properties style:width="14.473cm" table:align="left" style:writing-mode="lr-tb"/>
    </style:style>
    <style:style style:name="Table2.A" style:family="table-column">
      <style:table-column-properties style:column-width="1.72cm"/>
    </style:style>
    <style:style style:name="Table2.B" style:family="table-column">
      <style:table-column-properties style:column-width="2.831cm"/>
    </style:style>
    <style:style style:name="Table2.C" style:family="table-column">
      <style:table-column-properties style:column-width="3.358cm"/>
    </style:style>
    <style:style style:name="Table2.D" style:family="table-column">
      <style:table-column-properties style:column-width="6.56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text-properties fo:language="fi" fo:country="FI" officeooo:rsid="001a7056" officeooo:paragraph-rsid="001a7056"/>
    </style:style>
    <style:style style:name="P4" style:family="paragraph" style:parent-style-name="Text_20_body">
      <style:text-properties fo:language="fi" fo:country="FI" officeooo:rsid="001c4646" officeooo:paragraph-rsid="001c4646"/>
    </style:style>
    <style:style style:name="P5" style:family="paragraph" style:parent-style-name="Text_20_body">
      <style:text-properties fo:language="fi" fo:country="FI" officeooo:rsid="0022a181" officeooo:paragraph-rsid="0022a181"/>
    </style:style>
    <style:style style:name="P6" style:family="paragraph" style:parent-style-name="Text_20_body">
      <style:text-properties fo:language="fi" fo:country="FI" officeooo:rsid="00236fa4" officeooo:paragraph-rsid="00236fa4"/>
    </style:style>
    <style:style style:name="P7"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8" style:family="paragraph" style:parent-style-name="Text_20_body">
      <style:text-properties officeooo:paragraph-rsid="001a7056"/>
    </style:style>
    <style:style style:name="P9" style:family="paragraph" style:parent-style-name="Text_20_body">
      <style:text-properties officeooo:paragraph-rsid="0020315a"/>
    </style:style>
    <style:style style:name="P10" style:family="paragraph" style:parent-style-name="Text_20_body">
      <style:text-properties officeooo:paragraph-rsid="0020e339"/>
    </style:style>
    <style:style style:name="P11" style:family="paragraph" style:parent-style-name="Text_20_body">
      <style:paragraph-properties fo:margin-left="0cm" fo:margin-right="0cm" fo:text-indent="0cm" style:auto-text-indent="false"/>
      <style:text-properties fo:language="fi" fo:country="FI"/>
    </style:style>
    <style:style style:name="P12" style:family="paragraph" style:parent-style-name="Text_20_body">
      <style:text-properties fo:language="fi" fo:country="FI"/>
    </style:style>
    <style:style style:name="P13" style:family="paragraph" style:parent-style-name="Text_20_body">
      <style:text-properties fo:language="fi" fo:country="FI" officeooo:rsid="001a7056" officeooo:paragraph-rsid="00367d29"/>
    </style:style>
    <style:style style:name="P14" style:family="paragraph" style:parent-style-name="Text_20_body">
      <style:text-properties fo:language="fi" fo:country="FI" officeooo:rsid="001a7056" officeooo:paragraph-rsid="0036e8b8"/>
    </style:style>
    <style:style style:name="P15" style:family="paragraph" style:parent-style-name="Text_20_body">
      <style:text-properties fo:language="fi" fo:country="FI" officeooo:rsid="001a7056" officeooo:paragraph-rsid="004eb28a"/>
    </style:style>
    <style:style style:name="P16" style:family="paragraph" style:parent-style-name="Text_20_body">
      <style:text-properties fo:language="fi" fo:country="FI" fo:font-weight="bold" officeooo:rsid="001a7056" officeooo:paragraph-rsid="005082ea" style:font-weight-asian="bold" style:font-weight-complex="bold"/>
    </style:style>
    <style:style style:name="P17" style:family="paragraph" style:parent-style-name="Text_20_body">
      <style:text-properties fo:language="fi" fo:country="FI" fo:font-weight="bold" officeooo:rsid="001a7056" officeooo:paragraph-rsid="00582814" style:font-weight-asian="bold" style:font-weight-complex="bold"/>
    </style:style>
    <style:style style:name="P18" style:family="paragraph" style:parent-style-name="Text_20_body">
      <style:text-properties officeooo:paragraph-rsid="0028671e"/>
    </style:style>
    <style:style style:name="P19" style:family="paragraph" style:parent-style-name="Text_20_body">
      <style:text-properties fo:font-weight="bold" officeooo:paragraph-rsid="0028671e" style:font-weight-asian="bold" style:font-weight-complex="bold"/>
    </style:style>
    <style:style style:name="P20" style:family="paragraph" style:parent-style-name="Text_20_body">
      <style:text-properties fo:font-weight="bold" officeooo:paragraph-rsid="0029df40" style:font-weight-asian="bold" style:font-weight-complex="bold"/>
    </style:style>
    <style:style style:name="P21" style:family="paragraph" style:parent-style-name="Text_20_body">
      <style:text-properties fo:font-weight="bold" officeooo:paragraph-rsid="002a703c" style:font-weight-asian="bold" style:font-weight-complex="bold"/>
    </style:style>
    <style:style style:name="P22" style:family="paragraph" style:parent-style-name="Text_20_body">
      <style:text-properties fo:font-weight="bold" officeooo:paragraph-rsid="002e9a4f" style:font-weight-asian="bold" style:font-weight-complex="bold"/>
    </style:style>
    <style:style style:name="P23" style:family="paragraph" style:parent-style-name="Text_20_body">
      <style:text-properties fo:font-weight="bold" officeooo:paragraph-rsid="0030863b" style:font-weight-asian="bold" style:font-weight-complex="bold"/>
    </style:style>
    <style:style style:name="P24" style:family="paragraph" style:parent-style-name="Text_20_body">
      <style:text-properties fo:font-weight="bold" officeooo:paragraph-rsid="0034174c" style:font-weight-asian="bold" style:font-weight-complex="bold"/>
    </style:style>
    <style:style style:name="P25" style:family="paragraph" style:parent-style-name="Text_20_body">
      <style:text-properties fo:font-weight="bold" officeooo:paragraph-rsid="003480fa" style:font-weight-asian="bold" style:font-weight-complex="bold"/>
    </style:style>
    <style:style style:name="P26" style:family="paragraph" style:parent-style-name="Text_20_body">
      <style:text-properties fo:font-weight="bold" officeooo:paragraph-rsid="0034e3dc" style:font-weight-asian="bold" style:font-weight-complex="bold"/>
    </style:style>
    <style:style style:name="P27" style:family="paragraph" style:parent-style-name="Text_20_body">
      <style:text-properties fo:font-weight="bold" officeooo:paragraph-rsid="0036e8b8" style:font-weight-asian="bold" style:font-weight-complex="bold"/>
    </style:style>
    <style:style style:name="P28" style:family="paragraph" style:parent-style-name="Text_20_body">
      <style:text-properties fo:font-weight="bold" officeooo:paragraph-rsid="004529c6" style:font-weight-asian="bold" style:font-weight-complex="bold"/>
    </style:style>
    <style:style style:name="P29" style:family="paragraph" style:parent-style-name="Text_20_body">
      <style:text-properties fo:font-weight="bold" officeooo:paragraph-rsid="004b8eeb" style:font-weight-asian="bold" style:font-weight-complex="bold"/>
    </style:style>
    <style:style style:name="P30" style:family="paragraph" style:parent-style-name="Text_20_body">
      <style:text-properties fo:font-weight="bold" officeooo:paragraph-rsid="004d83a4" style:font-weight-asian="bold" style:font-weight-complex="bold"/>
    </style:style>
    <style:style style:name="P31" style:family="paragraph" style:parent-style-name="Text_20_body">
      <style:text-properties fo:font-weight="bold" officeooo:paragraph-rsid="005082ea" style:font-weight-asian="bold" style:font-weight-complex="bold"/>
    </style:style>
    <style:style style:name="P32" style:family="paragraph" style:parent-style-name="Text_20_body">
      <style:text-properties fo:font-weight="bold" officeooo:paragraph-rsid="0051862d" style:font-weight-asian="bold" style:font-weight-complex="bold"/>
    </style:style>
    <style:style style:name="P33" style:family="paragraph" style:parent-style-name="Text_20_body">
      <style:text-properties fo:font-weight="bold" officeooo:paragraph-rsid="0053c903" style:font-weight-asian="bold" style:font-weight-complex="bold"/>
    </style:style>
    <style:style style:name="P34" style:family="paragraph" style:parent-style-name="Text_20_body">
      <style:text-properties fo:font-weight="bold" officeooo:paragraph-rsid="00550664" style:font-weight-asian="bold" style:font-weight-complex="bold"/>
    </style:style>
    <style:style style:name="P35" style:family="paragraph" style:parent-style-name="Text_20_body">
      <style:text-properties officeooo:paragraph-rsid="003480fa"/>
    </style:style>
    <style:style style:name="P36" style:family="paragraph" style:parent-style-name="Text_20_body">
      <style:text-properties officeooo:paragraph-rsid="0036e8b8"/>
    </style:style>
    <style:style style:name="P37" style:family="paragraph" style:parent-style-name="Text_20_body">
      <style:text-properties officeooo:paragraph-rsid="004529c6"/>
    </style:style>
    <style:style style:name="P38" style:family="paragraph" style:parent-style-name="Text_20_body">
      <style:text-properties officeooo:paragraph-rsid="005082ea"/>
    </style:style>
    <style:style style:name="P39" style:family="paragraph" style:parent-style-name="Text_20_body">
      <style:paragraph-properties fo:margin-left="0cm" fo:margin-right="0cm" fo:text-indent="0cm" style:auto-text-indent="false" style:snap-to-layout-grid="false"/>
      <style:text-properties fo:language="fi" fo:country="FI"/>
    </style:style>
    <style:style style:name="P40" style:family="paragraph" style:parent-style-name="Text_20_body">
      <style:paragraph-properties fo:margin-left="0cm" fo:margin-right="0cm" fo:text-indent="0cm" style:auto-text-indent="false" style:snap-to-layout-grid="false"/>
      <style:text-properties fo:language="fi" fo:country="FI" officeooo:paragraph-rsid="002620d3"/>
    </style:style>
    <style:style style:name="P41" style:family="paragraph" style:parent-style-name="Text_20_body">
      <style:paragraph-properties fo:margin-left="0cm" fo:margin-right="0cm" fo:text-indent="0cm" style:auto-text-indent="false" style:snap-to-layout-grid="false"/>
    </style:style>
    <style:style style:name="P42" style:family="paragraph" style:parent-style-name="Text_20_body">
      <style:paragraph-properties fo:margin-left="-0.076cm" fo:margin-right="0cm" fo:text-indent="0cm" style:auto-text-indent="false" style:snap-to-layout-grid="false"/>
      <style:text-properties fo:language="fi" fo:country="FI"/>
    </style:style>
    <style:style style:name="P43" style:family="paragraph" style:parent-style-name="Heading_20_2">
      <style:text-properties fo:language="fi" fo:country="FI"/>
    </style:style>
    <style:style style:name="P44" style:family="paragraph" style:parent-style-name="Heading_20_2">
      <style:text-properties fo:language="fi" fo:country="FI" officeooo:paragraph-rsid="001a7056"/>
    </style:style>
    <style:style style:name="P45" style:family="paragraph" style:parent-style-name="Heading_20_2">
      <style:text-properties fo:language="fi" fo:country="FI" officeooo:rsid="001a7056"/>
    </style:style>
    <style:style style:name="P46" style:family="paragraph" style:parent-style-name="Heading_20_2">
      <style:text-properties fo:language="fi" fo:country="FI" officeooo:rsid="001a7056" officeooo:paragraph-rsid="001a7056"/>
    </style:style>
    <style:style style:name="P47" style:family="paragraph" style:parent-style-name="Heading_20_2">
      <style:text-properties fo:language="fi" fo:country="FI" officeooo:rsid="0020e339" officeooo:paragraph-rsid="0020e339"/>
    </style:style>
    <style:style style:name="P48" style:family="paragraph" style:parent-style-name="Heading_20_2">
      <style:text-properties officeooo:paragraph-rsid="005082ea"/>
    </style:style>
    <style:style style:name="P4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5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51" style:family="paragraph" style:parent-style-name="Otsikko_20__28_numeroimaton_29_">
      <style:text-properties officeooo:rsid="001a7056" officeooo:paragraph-rsid="001a7056"/>
    </style:style>
    <style:style style:name="P52" style:family="paragraph" style:parent-style-name="Otsikko_20__28_numeroimaton_29_" style:master-page-name="First_20_Page">
      <style:paragraph-properties style:page-number="auto"/>
    </style:style>
    <style:style style:name="P53" style:family="paragraph" style:parent-style-name="Kansiotsikko">
      <style:text-properties officeooo:paragraph-rsid="002620d3"/>
    </style:style>
    <style:style style:name="T1" style:family="text">
      <style:text-properties officeooo:rsid="001a7056"/>
    </style:style>
    <style:style style:name="T2" style:family="text">
      <style:text-properties fo:language="fi" fo:country="FI"/>
    </style:style>
    <style:style style:name="T3" style:family="text">
      <style:text-properties fo:language="fi" fo:country="FI" officeooo:rsid="001a7056"/>
    </style:style>
    <style:style style:name="T4" style:family="text">
      <style:text-properties fo:language="fi" fo:country="FI" officeooo:rsid="001c4646"/>
    </style:style>
    <style:style style:name="T5" style:family="text">
      <style:text-properties fo:language="fi" fo:country="FI" officeooo:rsid="001f352d"/>
    </style:style>
    <style:style style:name="T6" style:family="text">
      <style:text-properties fo:language="fi" fo:country="FI" officeooo:rsid="0020315a"/>
    </style:style>
    <style:style style:name="T7" style:family="text">
      <style:text-properties fo:language="fi" fo:country="FI" officeooo:rsid="0020e339"/>
    </style:style>
    <style:style style:name="T8" style:family="text">
      <style:text-properties fo:language="fi" fo:country="FI" officeooo:rsid="0022a181"/>
    </style:style>
    <style:style style:name="T9" style:family="text">
      <style:text-properties fo:language="fi" fo:country="FI" officeooo:rsid="00236fa4"/>
    </style:style>
    <style:style style:name="T10" style:family="text">
      <style:text-properties fo:language="fi" fo:country="FI" officeooo:rsid="0024643b"/>
    </style:style>
    <style:style style:name="T11" style:family="text">
      <style:text-properties fo:language="fi" fo:country="FI" officeooo:rsid="0028671e"/>
    </style:style>
    <style:style style:name="T12" style:family="text">
      <style:text-properties fo:language="fi" fo:country="FI" fo:font-weight="normal" officeooo:rsid="0028671e" style:font-weight-asian="normal" style:font-weight-complex="normal"/>
    </style:style>
    <style:style style:name="T13" style:family="text">
      <style:text-properties fo:language="fi" fo:country="FI" fo:font-weight="normal" officeooo:rsid="0028803b" style:font-weight-asian="normal" style:font-weight-complex="normal"/>
    </style:style>
    <style:style style:name="T14" style:family="text">
      <style:text-properties fo:language="fi" fo:country="FI" fo:font-weight="normal" officeooo:rsid="0029df40" style:font-weight-asian="normal" style:font-weight-complex="normal"/>
    </style:style>
    <style:style style:name="T15" style:family="text">
      <style:text-properties fo:language="fi" fo:country="FI" fo:font-weight="normal" officeooo:rsid="002a703c" style:font-weight-asian="normal" style:font-weight-complex="normal"/>
    </style:style>
    <style:style style:name="T16" style:family="text">
      <style:text-properties fo:language="fi" fo:country="FI" fo:font-weight="normal" officeooo:rsid="002baa88" style:font-weight-asian="normal" style:font-weight-complex="normal"/>
    </style:style>
    <style:style style:name="T17" style:family="text">
      <style:text-properties fo:language="fi" fo:country="FI" fo:font-weight="normal" officeooo:rsid="002d99ac" style:font-weight-asian="normal" style:font-weight-complex="normal"/>
    </style:style>
    <style:style style:name="T18" style:family="text">
      <style:text-properties fo:language="fi" fo:country="FI" fo:font-weight="normal" officeooo:rsid="002e9a4f" style:font-weight-asian="normal" style:font-weight-complex="normal"/>
    </style:style>
    <style:style style:name="T19" style:family="text">
      <style:text-properties fo:language="fi" fo:country="FI" fo:font-weight="normal" officeooo:rsid="0030863b" style:font-weight-asian="normal" style:font-weight-complex="normal"/>
    </style:style>
    <style:style style:name="T20" style:family="text">
      <style:text-properties fo:language="fi" fo:country="FI" fo:font-weight="normal" officeooo:rsid="003226c1" style:font-weight-asian="normal" style:font-weight-complex="normal"/>
    </style:style>
    <style:style style:name="T21" style:family="text">
      <style:text-properties fo:language="fi" fo:country="FI" fo:font-weight="normal" officeooo:rsid="0034174c" style:font-weight-asian="normal" style:font-weight-complex="normal"/>
    </style:style>
    <style:style style:name="T22" style:family="text">
      <style:text-properties fo:language="fi" fo:country="FI" fo:font-weight="normal" officeooo:rsid="003480fa" style:font-weight-asian="normal" style:font-weight-complex="normal"/>
    </style:style>
    <style:style style:name="T23" style:family="text">
      <style:text-properties fo:language="fi" fo:country="FI" fo:font-weight="normal" officeooo:rsid="0034e3dc" style:font-weight-asian="normal" style:font-weight-complex="normal"/>
    </style:style>
    <style:style style:name="T24" style:family="text">
      <style:text-properties fo:language="fi" fo:country="FI" fo:font-weight="normal" officeooo:rsid="0036e8b8" style:font-weight-asian="normal" style:font-weight-complex="normal"/>
    </style:style>
    <style:style style:name="T25" style:family="text">
      <style:text-properties fo:language="fi" fo:country="FI" fo:font-weight="normal" officeooo:rsid="003770cd" style:font-weight-asian="normal" style:font-weight-complex="normal"/>
    </style:style>
    <style:style style:name="T26" style:family="text">
      <style:text-properties fo:language="fi" fo:country="FI" fo:font-weight="normal" officeooo:rsid="004761be" style:font-weight-asian="normal" style:font-weight-complex="normal"/>
    </style:style>
    <style:style style:name="T27" style:family="text">
      <style:text-properties fo:language="fi" fo:country="FI" fo:font-weight="normal" officeooo:rsid="00488ddd" style:font-weight-asian="normal" style:font-weight-complex="normal"/>
    </style:style>
    <style:style style:name="T28" style:family="text">
      <style:text-properties fo:language="fi" fo:country="FI" fo:font-weight="normal" officeooo:rsid="004b8eeb" style:font-weight-asian="normal" style:font-weight-complex="normal"/>
    </style:style>
    <style:style style:name="T29" style:family="text">
      <style:text-properties fo:language="fi" fo:country="FI" fo:font-weight="normal" officeooo:rsid="004d83a4" style:font-weight-asian="normal" style:font-weight-complex="normal"/>
    </style:style>
    <style:style style:name="T30" style:family="text">
      <style:text-properties fo:language="fi" fo:country="FI" fo:font-weight="normal" officeooo:rsid="0051862d" style:font-weight-asian="normal" style:font-weight-complex="normal"/>
    </style:style>
    <style:style style:name="T31" style:family="text">
      <style:text-properties fo:language="fi" fo:country="FI" fo:font-weight="normal" officeooo:rsid="00522a63" style:font-weight-asian="normal" style:font-weight-complex="normal"/>
    </style:style>
    <style:style style:name="T32" style:family="text">
      <style:text-properties fo:language="fi" fo:country="FI" fo:font-weight="normal" officeooo:rsid="0053c903" style:font-weight-asian="normal" style:font-weight-complex="normal"/>
    </style:style>
    <style:style style:name="T33" style:family="text">
      <style:text-properties fo:language="fi" fo:country="FI" fo:font-weight="normal" officeooo:rsid="00547d5c" style:font-weight-asian="normal" style:font-weight-complex="normal"/>
    </style:style>
    <style:style style:name="T34" style:family="text">
      <style:text-properties fo:language="fi" fo:country="FI" fo:font-weight="normal" officeooo:rsid="00550664" style:font-weight-asian="normal" style:font-weight-complex="normal"/>
    </style:style>
    <style:style style:name="T35" style:family="text">
      <style:text-properties fo:language="fi" fo:country="FI" fo:font-weight="normal" officeooo:rsid="00552b95" style:font-weight-asian="normal" style:font-weight-complex="normal"/>
    </style:style>
    <style:style style:name="T36" style:family="text">
      <style:text-properties fo:language="fi" fo:country="FI" fo:font-weight="normal" officeooo:rsid="0058ae69" style:font-weight-asian="normal" style:font-weight-complex="normal"/>
    </style:style>
    <style:style style:name="T37" style:family="text">
      <style:text-properties fo:language="fi" fo:country="FI" fo:font-weight="bold" officeooo:rsid="0028671e" style:font-weight-asian="bold" style:font-weight-complex="bold"/>
    </style:style>
    <style:style style:name="T38" style:family="text">
      <style:text-properties fo:language="fi" fo:country="FI" officeooo:rsid="005082ea"/>
    </style:style>
    <style:style style:name="T39" style:family="text">
      <style:text-properties fo:language="fi" fo:country="FI" officeooo:rsid="005acd41"/>
    </style:style>
    <style:style style:name="T40" style:family="text">
      <style:text-properties officeooo:rsid="002620d3"/>
    </style:style>
    <style:style style:name="T41" style:family="text">
      <style:text-properties fo:font-weight="normal" officeooo:rsid="004d83a4" style:font-weight-asian="normal" style:font-weight-complex="normal"/>
    </style:style>
    <style:style style:name="T42" style:family="text">
      <style:text-properties fo:font-weight="normal" officeooo:rsid="004eb28a" style:font-weight-asian="normal" style:font-weight-complex="normal"/>
    </style:style>
    <style:style style:name="T43" style:family="text">
      <style:text-properties fo:font-weight="normal" officeooo:rsid="004ed058" style:font-weight-asian="normal" style:font-weight-complex="normal"/>
    </style:style>
    <style:style style:name="T44" style:family="text">
      <style:text-properties fo:font-weight="normal" officeooo:rsid="00582814" style:font-weight-asian="normal" style:font-weight-complex="normal"/>
    </style:style>
    <style:style style:name="T45" style:family="text">
      <style:text-properties fo:font-weight="normal" officeooo:rsid="0058a232" style:font-weight-asian="normal" style:font-weight-complex="normal"/>
    </style:style>
    <style:style style:name="T46" style:family="text">
      <style:text-properties fo:font-weight="normal" officeooo:rsid="00591674" style:font-weight-asian="normal" style:font-weight-complex="normal"/>
    </style:style>
    <style:style style:name="T47" style:family="text">
      <style:text-properties officeooo:rsid="0034174c"/>
    </style:style>
    <style:style style:name="T48" style:family="text">
      <style:text-properties officeooo:rsid="00367d29"/>
    </style:style>
    <style:style style:name="T49" style:family="text">
      <style:text-properties officeooo:rsid="003770cd"/>
    </style:style>
    <style:style style:name="T50" style:family="text">
      <style:text-properties officeooo:rsid="00393240"/>
    </style:style>
    <style:style style:name="T51" style:family="text">
      <style:text-properties officeooo:rsid="00399e31"/>
    </style:style>
    <style:style style:name="T52" style:family="text">
      <style:text-properties officeooo:rsid="003b50fb"/>
    </style:style>
    <style:style style:name="T53" style:family="text">
      <style:text-properties officeooo:rsid="003bc4f2"/>
    </style:style>
    <style:style style:name="T54" style:family="text">
      <style:text-properties officeooo:rsid="003c8796"/>
    </style:style>
    <style:style style:name="T55" style:family="text">
      <style:text-properties officeooo:rsid="003d7198"/>
    </style:style>
    <style:style style:name="T56" style:family="text">
      <style:text-properties officeooo:rsid="003ef399"/>
    </style:style>
    <style:style style:name="T57" style:family="text">
      <style:text-properties officeooo:rsid="0041ef6d"/>
    </style:style>
    <style:style style:name="T58" style:family="text">
      <style:text-properties officeooo:rsid="004529c6"/>
    </style:style>
    <style:style style:name="Sect1" style:family="section">
      <style:section-properties style:editable="false">
        <style:columns fo:column-count="1" fo:column-gap="0cm"/>
      </style:section-properties>
    </style:style>
    <number:date-style style:name="N5106" number:language="fi" number:country="FI" number:title="Käyttäjän määrittämä">
      <number:day number:style="long"/>
      <number:text>.</number:text>
      <number:month number:style="long"/>
      <number:text>.</number:text>
      <number:year number:style="long"/>
      <number:text> </number:text>
      <number:hours number:style="long"/>
      <number:text>:</number:text>
      <number:minute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11514" text:style-name="WW8StyleNum">
        <text:list-header>
          <text:p text:style-name="P52"/>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0326135" text:continue-numbering="true" text:style-name="WW8StyleNum">
        <text:list-header>
          <text:p text:style-name="Kansiots1"/>
          <text:p text:style-name="Kansiots1">Test <text:span text:style-name="T40">Plan</text:span></text:p>
          <text:p text:style-name="P53"><text:span text:style-name="T40">Dependency Analysis for Kactus2</text:span></text:p>
          <text:p text:style-name="Kansiots2">versio<text:span text:style-name="T40">n</text:span> 1.2</text:p>
          <text:p text:style-name="Kansiots2"/>
        </text:list-header>
      </text:list>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TTY</text:p>
          </table:table-cell>
          <table:table-cell table:style-name="Table1.A1" office:value-type="string">
            <text:p text:style-name="P39">Ohjelmistotekniikka</text:p>
          </table:table-cell>
          <table:table-cell table:style-name="Table1.C1" office:value-type="string">
            <text:p text:style-name="P39">OHJ-0000 Kurssin nimi</text:p>
          </table:table-cell>
        </table:table-row>
        <table:table-row>
          <table:table-cell table:style-name="Table1.A2" table:number-columns-spanned="2" office:value-type="string">
            <text:p text:style-name="P39">Tekijä: &lt;vastuuhenkilö&gt;</text:p>
          </table:table-cell>
          <table:covered-table-cell/>
          <table:table-cell table:style-name="Table1.C2" office:value-type="string">
            <text:p text:style-name="P41"><text:span text:style-name="T2">Tulostettu: </text:span><text:span text:style-name="T2"><text:print-date style:data-style-name="N5106">22.09.2009 13:51</text:print-date></text:span></text:p>
          </table:table-cell>
        </table:table-row>
        <table:table-row>
          <table:table-cell table:style-name="Table1.A3" table:number-columns-spanned="3" office:value-type="string">
            <text:p text:style-name="P39">Jakelu: &lt;kenelle jaellaan (ja ryhmän jäsenet)&gt;</text:p>
          </table:table-cell>
          <table:covered-table-cell/>
          <table:covered-table-cell/>
        </table:table-row>
        <table:table-row>
          <table:table-cell table:style-name="Table1.A4" table:number-columns-spanned="3" office:value-type="string">
            <text:p text:style-name="P39"/>
          </table:table-cell>
          <table:covered-table-cell/>
          <table:covered-table-cell/>
        </table:table-row>
        <table:table-row>
          <table:table-cell table:style-name="Table1.A4" table:number-columns-spanned="3" office:value-type="string">
            <text:p text:style-name="P39"/>
          </table:table-cell>
          <table:covered-table-cell/>
          <table:covered-table-cell/>
        </table:table-row>
        <table:table-row>
          <table:table-cell table:style-name="Table1.A6" table:number-columns-spanned="3" office:value-type="string">
            <text:p text:style-name="P39"/>
          </table:table-cell>
          <table:covered-table-cell/>
          <table:covered-table-cell/>
        </table:table-row>
        <table:table-row>
          <table:table-cell table:style-name="Table1.A2" table:number-columns-spanned="2" office:value-type="string">
            <text:p text:style-name="P39">Dokumentin tila: työversio</text:p>
          </table:table-cell>
          <table:covered-table-cell/>
          <table:table-cell table:style-name="Table1.C2" office:value-type="string">
            <text:p text:style-name="P41"><text:span text:style-name="T2">Muokattu: </text:span><text:span text:style-name="T2"><text:modification-date style:data-style-name="N36">17.04.2013</text:modification-date></text:span><text:span text:style-name="T2"> </text:span><text:span text:style-name="T2"><text:modification-time style:data-style-name="N40">00:17</text:modification-time></text:span></text:p>
          </table:table-cell>
        </table:table-row>
      </table:table>
      <text:list xml:id="list20323013" text:continue-numbering="true" text:style-name="WW8StyleNum">
        <text:list-header>
          <text:p text:style-name="Otsikko_20__28_numeroimaton_29_">Versio<text:span text:style-name="T1">N HISTORY</text:span></text:p>
        </text:list-header>
      </text:list>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2">Versio<text:span text:style-name="T40">n</text:span></text:p>
          </table:table-cell>
          <table:table-cell table:style-name="Table2.A1" office:value-type="string">
            <text:p text:style-name="P40"><text:span text:style-name="T40">Date</text:span></text:p>
          </table:table-cell>
          <table:table-cell table:style-name="Table2.A1" office:value-type="string">
            <text:p text:style-name="P39">Tekijät</text:p>
          </table:table-cell>
          <table:table-cell table:style-name="Table2.A1" office:value-type="string">
            <text:p text:style-name="P39">Tehdyt muutokset</text:p>
          </table:table-cell>
        </table:table-row>
        <table:table-row table:style-name="Table2.1">
          <table:table-cell table:style-name="Table2.A2" office:value-type="string">
            <text:p text:style-name="P42"/>
          </table:table-cell>
          <table:table-cell table:style-name="Table2.A2" office:value-type="string">
            <text:p text:style-name="P40"><text:span text:style-name="T40">07.04.2013</text:span></text:p>
          </table:table-cell>
          <table:table-cell table:style-name="Table2.A2" office:value-type="string">
            <text:p text:style-name="P40"><text:span text:style-name="T40">M. Honkonen</text:span></text:p>
          </table:table-cell>
          <table:table-cell table:style-name="Table2.A2" office:value-type="string">
            <text:p text:style-name="P40"><text:span text:style-name="T40">Started working on the document, some test cases added.</text:span></text:p>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row table:style-name="Table2.1">
          <table:table-cell table:style-name="Table2.A2" office:value-type="string">
            <text:p text:style-name="P42"/>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row>
      </table:table>
      <text:p text:style-name="P2"/>
      <text:list xml:id="list20319892" text:continue-numbering="true" text:style-name="WW8StyleNum">
        <text:list-header>
          <text:p text:style-name="P51">TABLE of contents</text:p>
        </text:list-header>
      </text:list>
      <text:table-of-content text:style-name="Sect1" text:name="Sisällysluettel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9">1. <text:s/>Introduction<text:tab/>4</text:p>
          <text:p text:style-name="P50">1.1 <text:s text:c="3"/>Document overview<text:tab/>4</text:p>
          <text:p text:style-name="P50">1.2 <text:s text:c="2"/>Testing methods<text:tab/>4</text:p>
          <text:p text:style-name="P49">2. <text:s text:c="2"/>Test cases<text:tab/>5</text:p>
          <text:p text:style-name="P50">2.1 <text:s text:c="2"/>Adding source directories<text:tab/>5</text:p>
          <text:p text:style-name="P50">2.2 <text:s text:c="2"/>Removing source directories<text:tab/>5</text:p>
          <text:p text:style-name="P50">2.3 <text:s text:c="2"/>Dependency scan<text:tab/>5</text:p>
          <text:p text:style-name="P50">2.4 <text:s text:c="2"/>Creating manual connections<text:tab/>5</text:p>
          <text:p text:style-name="P50">2.5 <text:s text:c="2"/>Modifying manual connections<text:tab/>5</text:p>
          <text:p text:style-name="P50">2.6 <text:s text:c="2"/>Defining external dependency locations<text:tab/>5</text:p>
          <text:p text:style-name="P50">2.7 <text:s text:c="2"/>Applying filters<text:tab/>5</text:p>
          <text:p text:style-name="P50">2.8 <text:s text:c="2"/>Additional crash testing<text:tab/>5</text:p>
        </text:index-body>
      </text:table-of-content>
      <text:p text:style-name="P7"/>
      <text:p text:style-name="P2"/>
      <text:h text:style-name="Heading_20_1" text:outline-level="1" text:restart-numbering="true" text:start-value="1"><text:tab/><text:span text:style-name="T1">Introduction</text:span></text:h>
      <text:p text:style-name="P11"><text:tab/><text:tab/><text:tab/><text:tab/></text:p>
      <text:h text:style-name="P44" text:outline-level="2"><text:s text:c="2"/><text:tab/><text:span text:style-name="T1">Document overview</text:span></text:h>
      <text:p text:style-name="P3">This document describes the methods used for testing the Dependency Analysis for Kactus2 software component. The goal of testing is to make sure that the behavior of the software corresponds to what is specified in the functional specification, and that the software is stable in all use scenarios. The majority of the document consists of test cases, which divide testing into separate short, easily comprehensible tests which can be performed and their outcome examined.</text:p>
      <text:h text:style-name="P46" text:outline-level="2"><text:s/><text:tab/>Testing methods</text:h>
      <text:p text:style-name="P8"><text:span text:style-name="T3">The testing will be handled manually, no automatic testing methods will be used. Tests will be performed by interacting with the software through its GUI in the same way the end-user will be using the software.</text:span><text:span text:style-name="T2"> </text:span></text:p>
      <text:p text:style-name="P2"/>
      <text:p text:style-name="P2"/>
      <text:h text:style-name="Heading_20_1" text:outline-level="1"><text:span text:style-name="T2"><text:s/><text:tab/></text:span><text:span text:style-name="T3">Test cases</text:span></text:h>
      <text:p text:style-name="P2"/>
      <text:h text:style-name="P43" text:outline-level="2"><text:s/><text:tab/><text:span text:style-name="T1">Adding source directories</text:span></text:h>
      <text:p text:style-name="P25"><text:span text:style-name="T11">Start condition:</text:span></text:p>
      <text:p text:style-name="P25"><text:span text:style-name="T13">A component is open in Kactus2, unlocked and the dependency analysis UI is </text:span><text:span text:style-name="T14">active</text:span><text:span text:style-name="T13">.</text:span></text:p>
      <text:p text:style-name="P21"><text:span text:style-name="T15">At least two </text:span><text:span text:style-name="T16">separate directory structures, with multiple levels of hierarchy and containing C++ source files, should exist on hard drive.</text:span></text:p>
      <text:p text:style-name="P19"><text:span text:style-name="T11">Test steps:</text:span></text:p>
      <text:p text:style-name="P20"><text:span text:style-name="T14">- Click the ”Import Source Directories” button. Source directory UI should open.</text:span></text:p>
      <text:p text:style-name="P20"><text:span text:style-name="T14">- Click the + icon, </text:span><text:span text:style-name="T17">browse to a </text:span><text:span text:style-name="T18">directory in the middle of directory hierarchy that should be added to the scanned directories. Directory should appear in the listing.</text:span></text:p>
      <text:p text:style-name="P22"><text:span text:style-name="T18">- Click the + icon, browse to a directory below the previously added one in hierarchy. </text:span><text:span text:style-name="T19">No changes should happen in the directory listing.</text:span></text:p>
      <text:p text:style-name="P23"><text:span text:style-name="T19">- Click the + icon, browse to a directory above the first added directory. This directory should replace the first one in the listing.</text:span></text:p>
      <text:p text:style-name="P24"><text:span text:style-name="T19">- Click the + icon, browse to an entirely separate directory. This should show up as a new item in the directory listing.</text:span></text:p>
      <text:p text:style-name="P24"><text:span text:style-name="T21">- </text:span><text:span text:style-name="T20">Click OK button.</text:span></text:p>
      <text:p text:style-name="P18"><text:span text:style-name="T37">Expected result:</text:span></text:p>
      <text:p text:style-name="P3"><text:span text:style-name="T47">All files from the directories listed and their subdirectories should appear in the dependency graph, and their dependencies should be scanned.</text:span></text:p>
      <text:h text:style-name="P45" text:outline-level="2"><text:s/><text:tab/>Removing source directories</text:h>
      <text:p text:style-name="P25"><text:span text:style-name="T11">Start condition: </text:span><text:span text:style-name="T22">Test case 2.1 has been executed, there are two </text:span><text:span text:style-name="T23">or more</text:span><text:span text:style-name="T22"> separate directory hierarchies in the dependency analysis source directories.</text:span></text:p>
      <text:p text:style-name="P25"><text:span text:style-name="T11">Test steps:</text:span><text:span text:style-name="T12"> </text:span></text:p>
      <text:p text:style-name="P25"><text:span text:style-name="T14">- Click the ”Import Source Directories” button. Source directory UI should open.</text:span></text:p>
      <text:p text:style-name="P25"><text:span text:style-name="T14">- </text:span><text:span text:style-name="T23">Click one of the listed source directories.</text:span></text:p>
      <text:p text:style-name="P26"><text:span text:style-name="T23">- Click the – icon to remove the source directory from the listing.</text:span></text:p>
      <text:p text:style-name="P25"><text:span text:style-name="T21">- </text:span><text:span text:style-name="T20">Click OK button.</text:span></text:p>
      <text:p text:style-name="P35"><text:span text:style-name="T37">Expected result:</text:span><text:span text:style-name="T12"> </text:span></text:p>
      <text:p text:style-name="P13"><text:span text:style-name="T48">The removed directory, with all its subdirectories and files, should disappear from the dependency graph.</text:span></text:p>
      <text:h text:style-name="Heading_20_2" text:outline-level="2"><text:span text:style-name="T3"><text:s/><text:tab/></text:span><text:span text:style-name="T4">Dependency scan</text:span></text:h>
      <text:p text:style-name="P27"><text:span text:style-name="T11">Start condition: </text:span><text:span text:style-name="T24">Directories with C/C++ and/or VHDL files are added in the dependency analysis source directories listing</text:span><text:span text:style-name="T22">.</text:span></text:p>
      <text:p text:style-name="P27"><text:span text:style-name="T11">Test steps:</text:span><text:span text:style-name="T12"> </text:span></text:p>
      <text:p text:style-name="P27"><text:span text:style-name="T14">- Click the </text:span><text:span text:style-name="T25">Rescan button.</text:span></text:p>
      <text:p text:style-name="P36"><text:span text:style-name="T37">Expected result:</text:span><text:span text:style-name="T12"> </text:span></text:p>
      <text:p text:style-name="P14"><text:span text:style-name="T48">The </text:span><text:span text:style-name="T49">correct </text:span><text:span text:style-name="T50">dependencies, based on file contents, a</text:span><text:span text:style-name="T51">re presented in the dependency graph UI. </text:span><text:span text:style-name="T52">The </text:span><text:span text:style-name="T53">files are scanned </text:span><text:span text:style-name="T54">with the correct plugi</text:span><text:span text:style-name="T56">ns</text:span><text:span text:style-name="T53"> based on the file extension</text:span><text:span text:style-name="T55">s</text:span><text:span text:style-name="T53"> </text:span><text:soft-page-break/><text:span text:style-name="T53">set in Kactus2 settings. </text:span><text:span text:style-name="T57">Any dependencies </text:span><text:span text:style-name="T58">to items outside the source directories are shown as undefined dependencies.</text:span></text:p>
      <text:h text:style-name="Heading_20_2" text:outline-level="2"><text:span text:style-name="T4"><text:s/><text:tab/></text:span><text:span text:style-name="T5">Creating manual connections</text:span></text:h>
      <text:p text:style-name="P28"><text:span text:style-name="T11">Start condition: </text:span><text:span text:style-name="T26">Some sort of dependency structure with multiple files exists.</text:span></text:p>
      <text:p text:style-name="P28"><text:span text:style-name="T11">Test steps:</text:span><text:span text:style-name="T12"> </text:span></text:p>
      <text:p text:style-name="P28"><text:span text:style-name="T14">- Click </text:span><text:span text:style-name="T27">on the </text:span><text:span text:style-name="T28">manual connection creation column for a file which is dependant on another file. Manual connection creation should start, </text:span><text:span text:style-name="T29">with an arrow appearing in the connection creation column.</text:span></text:p>
      <text:p text:style-name="P29"><text:span text:style-name="T28">- Click on the file that the file </text:span><text:span text:style-name="T29">the</text:span><text:span text:style-name="T28"> </text:span><text:span text:style-name="T29">connection was started from is dependant on. No connection should be created, as it already exists.</text:span></text:p>
      <text:p text:style-name="P30"><text:span text:style-name="T29">- Click on a file that the file is not dependant on. </text:span></text:p>
      <text:p text:style-name="P37"><text:span text:style-name="T37">Expected result:</text:span><text:span text:style-name="T12"> </text:span></text:p>
      <text:p text:style-name="P15"><text:span text:style-name="T41">Connection should be created </text:span><text:span text:style-name="T43">from the first file to the second file</text:span><text:span text:style-name="T41">, appearing in the graph and being selected with </text:span><text:span text:style-name="T42">its</text:span><text:span text:style-name="T41"> </text:span><text:span text:style-name="T42">data</text:span><text:span text:style-name="T41"> visible in the info widget.</text:span></text:p>
      <text:h text:style-name="P48" text:outline-level="2"><text:span text:style-name="T4"><text:s/><text:tab/></text:span><text:span text:style-name="T5">Creating </text:span><text:span text:style-name="T38">multiple </text:span><text:span text:style-name="T5">manual connections</text:span></text:h>
      <text:p text:style-name="P31"><text:span text:style-name="T11">Start condition: </text:span><text:span text:style-name="T26">Some sort of dependency structure with multiple files exists.</text:span></text:p>
      <text:p text:style-name="P31"><text:span text:style-name="T11">Test steps:</text:span><text:span text:style-name="T12"> </text:span></text:p>
      <text:p text:style-name="P32"><text:span text:style-name="T30">- Through all following steps: Hold Shift key </text:span><text:span text:style-name="T31">down.</text:span></text:p>
      <text:p text:style-name="P31"><text:span text:style-name="T14">- Click </text:span><text:span text:style-name="T27">on the </text:span><text:span text:style-name="T28">manual connection creation column for a fi</text:span><text:span text:style-name="T32">le</text:span><text:span text:style-name="T29">.</text:span></text:p>
      <text:p text:style-name="P33"><text:span text:style-name="T32">- Click on another file. Connection should appe</text:span><text:span text:style-name="T33">ar, it should be selected and program should remain in the manual connection creation mode.</text:span></text:p>
      <text:p text:style-name="P34"><text:span text:style-name="T34">- Click on another file. Same result as in previous step.</text:span></text:p>
      <text:p text:style-name="P34"><text:span text:style-name="T34">- </text:span><text:span text:style-name="T35">Release Shift key.</text:span></text:p>
      <text:p text:style-name="P31"><text:span text:style-name="T29">- Click on a file.</text:span></text:p>
      <text:p text:style-name="P38"><text:span text:style-name="T37">Expected result:</text:span><text:span text:style-name="T12"> </text:span></text:p>
      <text:p text:style-name="P17"><text:span text:style-name="T44">Three new connections should be in the graph, with the latest </text:span><text:span text:style-name="T45">created being selected and its data shown in the info widget. </text:span><text:span text:style-name="T46">Program should no longer be in the manual dependency creation mode.</text:span></text:p>
      <text:p text:style-name="P16"><text:span text:style-name="T41"/></text:p>
      <text:p text:style-name="P16"><text:span text:style-name="T41"/></text:p>
      <text:p text:style-name="P9"><text:span text:style-name="T39">TODO: </text:span><text:span text:style-name="T6">Check that connections to same file are combined. </text:span><text:span text:style-name="T8">Check that creating duplicate (either with manual or automatic) connections is not allowed.</text:span></text:p>
      <text:h text:style-name="P47" text:outline-level="2"><text:s/><text:tab/>Modifying manual connections</text:h>
      <text:p text:style-name="P10"><text:span text:style-name="T7">Selecting a dependency. Check that modifications made to manual connections in the info widget are represented in the graph. Same for context menu. </text:span><text:span text:style-name="T9">Also deletion.</text:span></text:p>
      <text:h text:style-name="Heading_20_2" text:outline-level="2"><text:span text:style-name="T7"><text:s/><text:tab/></text:span><text:span text:style-name="T8">Defining external dependency locations</text:span></text:h>
      <text:p text:style-name="P5">Define a location for an undefined dependency from the context menu, check that it moves from undefined to external. Change location and see that changes are reflected. Remove the location and check that it returnes back to undefined.</text:p>
      <text:h text:style-name="Heading_20_2" text:outline-level="2"><text:soft-page-break/><text:span text:style-name="T3"><text:s/><text:tab/></text:span><text:span text:style-name="T4">Applying filters</text:span></text:h>
      <text:p text:style-name="P4">Setting each filter on and off to see that graph changes accordingly.</text:p>
      <text:h text:style-name="Heading_20_2" text:outline-level="2"><text:span text:style-name="T4"><text:s/><text:tab/></text:span><text:span text:style-name="T9">Additional </text:span><text:span text:style-name="T10">crash </text:span><text:span text:style-name="T9">testing</text:span></text:h>
      <text:p text:style-name="P6">- Pressing delete when context menu is open for connec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0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Courier New1" style:font-name-complex="Courier New1"/>
    </style:style>
    <style:style style:name="WW8NumSt2z0"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a7056"/>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MP1"><text:tab/>Tes<text:span text:style-name="MT1">t Plan</text:span><text:tab/>Versio<text:span text:style-name="MT1">n</text:span> <text:span text:style-name="MT1">0.1</text:span></text:p>
      </style:header>
      <style:footer>
        <text:p text:style-name="Footer">Muokattu: <text:modification-date style:data-style-name="N36">17.04.2013</text:modification-date> <text:modification-time style:data-style-name="N40">00:17</text:modification-time><text:tab/><text:tab/><text:page-number text:select-page="current">7</text:page-number>/<text:page-count style:num-forma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4-17T00:17:06.70</dc:date>
    <dc:language>fi-FI</dc:language>
    <meta:editing-cycles>84</meta:editing-cycles>
    <meta:editing-duration>PT3H48M7S</meta:editing-duration>
    <meta:print-date>2009-09-22T13:51:09.35</meta:print-date>
    <meta:document-statistic meta:table-count="2" meta:image-count="0" meta:object-count="0" meta:page-count="7" meta:paragraph-count="97" meta:word-count="922" meta:character-count="5801" meta:non-whitespace-character-count="5770"/>
    <meta:user-defined meta:name="Info 1"/>
    <meta:user-defined meta:name="Info 2"/>
    <meta:user-defined meta:name="Info 3"/>
    <meta:user-defined meta:name="Info 4"/>
  </office:meta>
</office:document-meta>
</file>